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0.889in"/>
    </style:style>
    <style:style style:name="co5" style:family="table-column">
      <style:table-column-properties fo:break-before="auto" style:column-width="5.2791in"/>
    </style:style>
    <style:style style:name="co6" style:family="table-column">
      <style:table-column-properties fo:break-before="auto" style:column-width="3.6717in"/>
    </style:style>
    <style:style style:name="co7" style:family="table-column">
      <style:table-column-properties fo:break-before="auto" style:column-width="2.3409in"/>
    </style:style>
    <style:style style:name="co8" style:family="table-column">
      <style:table-column-properties fo:break-before="auto" style:column-width="0.8453in"/>
    </style:style>
    <style:style style:name="co9" style:family="table-column">
      <style:table-column-properties fo:break-before="auto" style:column-width="0.8709in"/>
    </style:style>
    <style:style style:name="co10" style:family="table-column">
      <style:table-column-properties fo:break-before="auto" style:column-width="0.948in"/>
    </style:style>
    <style:style style:name="co11"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43"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45" style:family="table-cell" style:parent-style-name="Default">
      <style:table-cell-properties fo:padding="0.028in"/>
    </style:style>
    <style:style style:name="ce46"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7"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8" style:family="table-cell" style:parent-style-name="Default">
      <style:table-cell-properties fo:background-color="transparent" fo:padding="0.028in"/>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9"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3" style:family="table-cell" style:parent-style-name="Default">
      <style:table-cell-properties fo:padding="0.028in"/>
    </style:style>
    <style:style style:name="ce39"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0"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1" style:family="table-cell" style:parent-style-name="Default">
      <style:table-cell-properties fo:background-color="transparent" fo:padding="0.028in"/>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2"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0"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7"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3"/>
        <table:table-column table:style-name="co2" table:default-cell-style-name="ce33"/>
        <table:table-column table:style-name="co3" table:number-columns-repeated="255" table:default-cell-style-name="ce33"/>
        <table:table-column table:style-name="co3" table:number-columns-repeated="767" table:default-cell-style-name="Default"/>
        <table:table-row table:style-name="ro1">
          <table:table-cell table:style-name="ce12" office:value-type="string" calcext:value-type="string">
            <text:p>Gautam Bhetanabhotla</text:p>
          </table:table-cell>
          <table:table-cell/>
          <table:table-cell table:style-name="ce39" office:value-type="string" calcext:value-type="string">
            <text:p>Using the Status tracker</text:p>
          </table:table-cell>
          <table:table-cell table:number-columns-repeated="1021"/>
        </table:table-row>
        <table:table-row table:style-name="ro1">
          <table:table-cell table:style-name="ce13"/>
          <table:table-cell/>
          <table:table-cell table:style-name="ce39"/>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9" office:value-type="string" calcext:value-type="string">
            <text:p>PROJECT NUMBER</text:p>
          </table:table-cell>
          <table:table-cell table:style-name="ce40" office:value-type="float" office:value="3" calcext:value-type="float">
            <text:p>3</text:p>
          </table:table-cell>
          <table:table-cell table:number-columns-repeated="1022"/>
        </table:table-row>
        <table:table-row table:style-name="ro4">
          <table:table-cell table:style-name="ce39" office:value-type="string" calcext:value-type="string">
            <text:p>PROJECT NAME</text:p>
          </table:table-cell>
          <table:table-cell table:style-name="ce40" office:value-type="string" calcext:value-type="string">
            <text:p>M &amp; E dashboard</text:p>
          </table:table-cell>
          <table:table-cell table:number-columns-repeated="1022"/>
        </table:table-row>
        <table:table-row table:style-name="ro4">
          <table:table-cell table:style-name="ce39" office:value-type="string" calcext:value-type="string">
            <text:p>PROJECT MENTOR (sponsor)</text:p>
          </table:table-cell>
          <table:table-cell table:style-name="ce40" office:value-type="string" calcext:value-type="string">
            <text:p>Suma Niveditha</text:p>
          </table:table-cell>
          <table:table-cell table:number-columns-repeated="1022"/>
        </table:table-row>
        <table:table-row table:style-name="ro5">
          <table:table-cell table:style-name="ce39" office:value-type="string" calcext:value-type="string">
            <text:p>TEAM MEMBERS</text:p>
          </table:table-cell>
          <table:table-cell table:style-name="ce41" office:value-type="string" calcext:value-type="string">
            <text:p>Gautam Bhetanabhotla</text:p>
          </table:table-cell>
          <table:table-cell table:number-columns-repeated="1022"/>
        </table:table-row>
        <table:table-row table:style-name="ro1">
          <table:table-cell/>
          <table:table-cell table:style-name="ce41" office:value-type="string" calcext:value-type="string">
            <text:p>Nikhil Repala </text:p>
          </table:table-cell>
          <table:table-cell table:number-columns-repeated="1022"/>
        </table:table-row>
        <table:table-row table:style-name="ro1">
          <table:table-cell/>
          <table:table-cell table:style-name="ce41" office:value-type="string" calcext:value-type="string">
            <text:p>Anvithraj Reddy Basani</text:p>
          </table:table-cell>
          <table:table-cell table:number-columns-repeated="1022"/>
        </table:table-row>
        <table:table-row table:style-name="ro1">
          <table:table-cell/>
          <table:table-cell table:style-name="ce41" office:value-type="string" calcext:value-type="string">
            <text:p>Pallamreddy Naga Venkata Viswas Reddy</text:p>
          </table:table-cell>
          <table:table-cell table:number-columns-repeated="1022"/>
        </table:table-row>
        <table:table-row table:style-name="ro1">
          <table:table-cell/>
          <table:table-cell table:style-name="ce41" office:value-type="string" calcext:value-type="string">
            <text:p>Saubhanik Chaudhuri</text:p>
          </table:table-cell>
          <table:table-cell table:number-columns-repeated="1022"/>
        </table:table-row>
        <table:table-row table:style-name="ro1">
          <table:table-cell/>
          <table:table-cell table:style-name="ce42"/>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5" table:default-cell-style-name="ce33"/>
        <table:table-column table:style-name="co6" table:default-cell-style-name="ce33"/>
        <table:table-column table:style-name="co7" table:default-cell-style-name="ce13"/>
        <table:table-column table:style-name="co8" table:default-cell-style-name="ce13"/>
        <table:table-column table:style-name="co9" table:default-cell-style-name="ce13"/>
        <table:table-column table:style-name="co10" table:default-cell-style-name="ce25"/>
        <table:table-column table:style-name="co11" table:default-cell-style-name="ce33"/>
        <table:table-column table:style-name="co9" table:number-columns-repeated="2" table:default-cell-style-name="ce35"/>
        <table:table-column table:style-name="co3" table:number-columns-repeated="248" table:default-cell-style-name="ce33"/>
        <table:table-column table:style-name="co3" table:number-columns-repeated="767" table:default-cell-style-name="Default"/>
        <table:table-row table:style-name="ro6">
          <table:table-cell table:style-name="ce39" table:formula="of:=([$Instructions.A19])" office:value-type="string" office:string-value="PROJECT NUMBER" calcext:value-type="string">
            <text:p>PROJECT NUMBER</text:p>
          </table:table-cell>
          <table:table-cell table:style-name="ce40" office:value-type="float" office:value="3" calcext:value-type="float">
            <text:p>3</text:p>
          </table:table-cell>
          <table:table-cell table:number-columns-repeated="1022"/>
        </table:table-row>
        <table:table-row table:style-name="ro4">
          <table:table-cell table:style-name="ce39" table:formula="of:=([$Instructions.A20])" office:value-type="string" office:string-value="PROJECT NAME" calcext:value-type="string">
            <text:p>PROJECT NAME</text:p>
          </table:table-cell>
          <table:table-cell table:style-name="ce40" office:value-type="string" calcext:value-type="string">
            <text:p>M &amp; E dashboard</text:p>
          </table:table-cell>
          <table:table-cell table:number-columns-repeated="1022"/>
        </table:table-row>
        <table:table-row table:style-name="ro3">
          <table:table-cell table:style-name="ce39" table:formula="of:=([$Instructions.A21])" office:value-type="string" office:string-value="PROJECT MENTOR (sponsor)" calcext:value-type="string">
            <text:p>PROJECT MENTOR (sponsor)</text:p>
          </table:table-cell>
          <table:table-cell table:style-name="ce40"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50" office:value-type="string" calcext:value-type="string">
            <text:p>Activity Name</text:p>
          </table:table-cell>
          <table:table-cell table:style-name="ce50"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50"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56" table:content-validation-name="val1"/>
              <table:table-cell table:style-name="ce17" table:number-columns-repeated="3"/>
              <table:table-cell table:style-name="ce27" table:content-validation-name="val2"/>
              <table:table-cell table:style-name="ce56"/>
              <table:table-cell table:style-name="ce17" table:number-columns-repeated="2"/>
              <table:table-cell table:style-name="ce56" table:number-columns-repeated="1015"/>
            </table:table-row>
            <table:table-row table:style-name="ro2">
              <table:table-cell table:style-name="ce7" office:value-type="string" calcext:value-type="string">
                <text:p>Week 1 (January 13- <text:s/>January 19)</text:p>
              </table:table-cell>
              <table:table-cell table:style-name="ce57" table:content-validation-name="val1"/>
              <table:table-cell table:style-name="ce18"/>
              <table:table-cell table:style-name="ce24" table:number-columns-repeated="2"/>
              <table:table-cell table:style-name="ce28" table:content-validation-name="val2"/>
              <table:table-cell table:style-name="ce57"/>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53" office:value-type="string" calcext:value-type="string">
                <text:p>Fix meeting with client</text:p>
              </table:table-cell>
              <table:table-cell table:style-name="ce53"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53"/>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53" office:value-type="string" calcext:value-type="string">
                <text:p>GIT Repository setup</text:p>
              </table:table-cell>
              <table:table-cell table:style-name="ce53"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53"/>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53"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53"/>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53" table:content-validation-name="val1"/>
              <table:table-cell table:style-name="ce19"/>
              <table:table-cell table:style-name="ce21" table:number-columns-repeated="2"/>
              <table:table-cell table:style-name="ce29" table:content-validation-name="val2"/>
              <table:table-cell table:style-name="ce53"/>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53"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53"/>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53" office:value-type="string" calcext:value-type="string">
                <text:p>Project synopsis writeup</text:p>
              </table:table-cell>
              <table:table-cell table:style-name="ce5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53"/>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53"/>
              <table:table-cell table:style-name="ce53" table:content-validation-name="val1"/>
              <table:table-cell table:style-name="ce19"/>
              <table:table-cell table:style-name="ce21" table:number-columns-repeated="2"/>
              <table:table-cell table:style-name="ce29" table:content-validation-name="val2"/>
              <table:table-cell table:style-name="ce53"/>
              <table:table-cell table:style-name="ce37" table:formula="of:=IF(OR([.D14]=&quot;&quot;;[.E14]=&quot;&quot;);&quot;&quot;;[.D14]-[.E14])">
                <text:p/>
              </table:table-cell>
              <table:table-cell table:style-name="ce37"/>
              <table:table-cell table:number-columns-repeated="1015"/>
            </table:table-row>
            <table:table-row table:style-name="ro2">
              <table:table-cell table:style-name="ce53" office:value-type="string" calcext:value-type="string">
                <text:p>Team Meeting</text:p>
              </table:table-cell>
              <table:table-cell table:style-name="ce53"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53" office:value-type="string" calcext:value-type="string">
                <text:p>Status tracker</text:p>
              </table:table-cell>
              <table:table-cell table:style-name="ce5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0 - January <text:s/>26)</text:p>
              </table:table-cell>
              <table:table-cell table:style-name="ce57" table:content-validation-name="val1"/>
              <table:table-cell table:style-name="ce22" table:number-columns-repeated="2"/>
              <table:table-cell table:style-name="ce18"/>
              <table:table-cell table:style-name="ce28" table:content-validation-name="val2"/>
              <table:table-cell table:style-name="ce57"/>
              <table:table-cell table:style-name="ce37" table:formula="of:=IF(OR([.D17]=&quot;&quot;;[.E17]=&quot;&quot;);&quot;&quot;;[.D17]-[.E17])">
                <text:p/>
              </table:table-cell>
              <table:table-cell table:style-name="ce37" table:formula="of:=IF(OR([.H17]=&quot;&quot;;[.E17]=0);&quot;&quot;;ABS([.H17])/[.E17]*100)">
                <text:p/>
              </table:table-cell>
              <table:table-cell table:style-name="ce57" table:number-columns-repeated="1015"/>
            </table:table-row>
            <table:table-row table:style-name="ro9">
              <table:table-cell table:style-name="ce53" office:value-type="string" calcext:value-type="string">
                <text:p>Tailwind setup</text:p>
              </table:table-cell>
              <table:table-cell table:style-name="ce53"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53"/>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53" office:value-type="string" calcext:value-type="string">
                <text:p>Come up with a sample UI for project page</text:p>
              </table:table-cell>
              <table:table-cell table:style-name="ce53"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53"/>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53"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53"/>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5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53"/>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53"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53"/>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53" office:value-type="string" calcext:value-type="string">
                <text:p>Team Meeting</text:p>
              </table:table-cell>
              <table:table-cell table:style-name="ce53"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53" office:value-type="string" calcext:value-type="string">
                <text:p>Status tracker</text:p>
              </table:table-cell>
              <table:table-cell table:style-name="ce5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57" table:number-columns-repeated="1015"/>
            </table:table-row>
          </table:table-row-group>
        </table:table-row-group>
        <table:table-row table:style-name="ro2">
          <table:table-cell table:style-name="ce53"/>
          <table:table-cell table:style-name="ce53" table:content-validation-name="val1"/>
          <table:table-cell/>
          <table:table-cell table:style-name="ce21" table:number-columns-repeated="2"/>
          <table:table-cell table:style-name="ce29" table:content-validation-name="val2"/>
          <table:table-cell table:style-name="ce53"/>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53"/>
          <table:table-cell table:style-name="ce53" table:content-validation-name="val1"/>
          <table:table-cell table:style-name="ce21" table:number-columns-repeated="3"/>
          <table:table-cell table:style-name="ce29" table:content-validation-name="val2"/>
          <table:table-cell table:style-name="ce53"/>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53"/>
          <table:table-cell table:style-name="ce53" table:content-validation-name="val1"/>
          <table:table-cell table:style-name="ce21" table:number-columns-repeated="3"/>
          <table:table-cell table:style-name="ce29" table:content-validation-name="val2"/>
          <table:table-cell table:style-name="ce53"/>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7 - February 2)</text:p>
              </table:table-cell>
              <table:table-cell table:style-name="ce57" table:content-validation-name="val1"/>
              <table:table-cell table:style-name="ce22" table:number-columns-repeated="2"/>
              <table:table-cell table:style-name="ce18"/>
              <table:table-cell table:style-name="ce31" table:content-validation-name="val2"/>
              <table:table-cell table:style-name="ce57"/>
              <table:table-cell table:style-name="ce37" table:formula="of:=IF(OR([.D28]=&quot;&quot;;[.E28]=&quot;&quot;);&quot;&quot;;[.D28]-[.E28])">
                <text:p/>
              </table:table-cell>
              <table:table-cell table:style-name="ce37" table:formula="of:=IF(OR([.H28]=&quot;&quot;;[.E28]=0);&quot;&quot;;ABS([.H28])/[.E28]*100)">
                <text:p/>
              </table:table-cell>
              <table:table-cell table:style-name="ce57" table:number-columns-repeated="1015"/>
            </table:table-row>
          </table:table-row-group>
        </table:table-row-group>
        <table:table-row table:style-name="ro9">
          <table:table-cell table:style-name="ce53" office:value-type="string" calcext:value-type="string">
            <text:p>Client meeting</text:p>
          </table:table-cell>
          <table:table-cell table:style-name="ce53"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53"/>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53" office:value-type="string" calcext:value-type="string">
            <text:p>Team Meeting</text:p>
          </table:table-cell>
          <table:table-cell table:style-name="ce53"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53" office:value-type="string" calcext:value-type="string">
            <text:p>Status tracker</text:p>
          </table:table-cell>
          <table:table-cell table:style-name="ce53"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53"/>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3 – February 9)</text:p>
          </table:table-cell>
          <table:table-cell table:style-name="ce57" table:content-validation-name="val1"/>
          <table:table-cell table:style-name="ce22" table:number-columns-repeated="2"/>
          <table:table-cell table:style-name="ce18"/>
          <table:table-cell table:style-name="ce32" table:content-validation-name="val2"/>
          <table:table-cell table:style-name="ce57"/>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30" table:content-validation-name="val2" office:value-type="string" calcext:value-type="string">
            <text:p>Done</text:p>
          </table:table-cell>
          <table:table-cell/>
          <table:table-cell table:style-name="ce37" table:formula="of:=IF(OR([.D45]=&quot;&quot;;[.E45]=&quot;&quot;);&quot;&quot;;[.D45]-[.E45])" office:value-type="float" office:value="-0.5" calcext:value-type="float">
            <text:p>-0.5</text:p>
          </table:table-cell>
          <table:table-cell table:style-name="ce37"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5 (February 10 – February 16)</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15"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50]=&quot;&quot;;[.E50]=&quot;&quot;);&quot;&quot;;[.D50]-[.E50])" office:value-type="float" office:value="0" calcext:value-type="float">
            <text:p>0</text:p>
          </table:table-cell>
          <table:table-cell table:style-name="ce37"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15"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30" table:content-validation-name="val2" office:value-type="string" calcext:value-type="string">
            <text:p>Done</text:p>
          </table:table-cell>
          <table:table-cell/>
          <table:table-cell table:style-name="ce37" table:formula="of:=IF(OR([.D52]=&quot;&quot;;[.E52]=&quot;&quot;);&quot;&quot;;[.D52]-[.E52])" office:value-type="float" office:value="0" calcext:value-type="float">
            <text:p>0</text:p>
          </table:table-cell>
          <table:table-cell table:style-name="ce37"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37" table:formula="of:=IF(OR([.D64]=&quot;&quot;;[.E64]=&quot;&quot;);&quot;&quot;;[.D64]-[.E64])">
            <text:p/>
          </table:table-cell>
          <table:table-cell table:style-name="ce37"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table:number-columns-repeated="3"/>
          <table:table-cell table:style-name="ce30" table:content-validation-name="val2" office:value-type="string" calcext:value-type="string">
            <text:p>Planned</text:p>
          </table:table-cell>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55]=&quot;&quot;;[.E55]=&quot;&quot;);&quot;&quot;;[.D55]-[.E55])" office:value-type="float" office:value="0.25" calcext:value-type="float">
            <text:p>0.25</text:p>
          </table:table-cell>
          <table:table-cell table:style-name="ce37"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61]=&quot;&quot;;[.E61]=&quot;&quot;);&quot;&quot;;[.D61]-[.E61])" office:value-type="float" office:value="0" calcext:value-type="float">
            <text:p>0</text:p>
          </table:table-cell>
          <table:table-cell table:style-name="ce37" table:formula="of:=IF(OR([.H56]=&quot;&quot;;[.E61]=0);&quot;&quot;;ABS([.H56])/[.E61]*100)" office:value-type="float" office:value="0" calcext:value-type="float">
            <text:p>0</text:p>
          </table:table-cell>
          <table:table-cell table:number-columns-repeated="1015"/>
        </table:table-row>
        <table:table-row table:style-name="ro9">
          <table:table-cell table:style-name="ce7" office:value-type="string" calcext:value-type="string">
            <text:p>Week 6 (February 17 – February 23)</text:p>
          </table:table-cell>
          <table:table-cell table:style-name="ce7" table:number-columns-repeated="5"/>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58]=&quot;&quot;;[.E58]=&quot;&quot;);&quot;&quot;;[.D58]-[.E58])" office:value-type="float" office:value="0" calcext:value-type="float">
            <text:p>0</text:p>
          </table:table-cell>
          <table:table-cell table:style-name="ce37"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15"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0]=&quot;&quot;;[.E60]=&quot;&quot;);&quot;&quot;;[.D60]-[.E60])" office:value-type="float" office:value="0" calcext:value-type="float">
            <text:p>0</text:p>
          </table:table-cell>
          <table:table-cell table:style-name="ce37"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 </text:p>
          </table:table-cell>
          <table:table-cell table:style-name="ce15"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1]=&quot;&quot;;[.E61]=&quot;&quot;);&quot;&quot;;[.D61]-[.E61])" office:value-type="float" office:value="0" calcext:value-type="float">
            <text:p>0</text:p>
          </table:table-cell>
          <table:table-cell table:style-name="ce37"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2]=&quot;&quot;;[.E62]=&quot;&quot;);&quot;&quot;;[.D62]-[.E62])" office:value-type="float" office:value="0" calcext:value-type="float">
            <text:p>0</text:p>
          </table:table-cell>
          <table:table-cell table:style-name="ce37"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style-name="ce7" office:value-type="string" calcext:value-type="string">
            <text:p>Week 7 (February 24 – March 2)</text:p>
          </table:table-cell>
          <table:table-cell table:style-name="ce7" table:number-columns-repeated="5"/>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6]=&quot;&quot;;[.E66]=&quot;&quot;);&quot;&quot;;[.D66]-[.E66])" office:value-type="float" office:value="0" calcext:value-type="float">
            <text:p>0</text:p>
          </table:table-cell>
          <table:table-cell table:style-name="ce37"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office:value-type="float" office:value="0.5" calcext:value-type="float">
            <text:p>0.5</text:p>
          </table:table-cell>
          <table:table-cell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67]=&quot;&quot;;[.E67]=&quot;&quot;);&quot;&quot;;[.D67]-[.E67])" office:value-type="float" office:value="0.25" calcext:value-type="float">
            <text:p>0.25</text:p>
          </table:table-cell>
          <table:table-cell table:style-name="ce37" table:formula="of:=IF(OR([.H67]=&quot;&quot;;[.E67]=0);&quot;&quot;;ABS([.H67])/[.E67]*100)" office:value-type="float" office:value="100" calcext:value-type="float">
            <text:p>100</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8]=&quot;&quot;;[.E68]=&quot;&quot;);&quot;&quot;;[.D68]-[.E68])" office:value-type="float" office:value="-2" calcext:value-type="float">
            <text:p>-2</text:p>
          </table:table-cell>
          <table:table-cell table:style-name="ce37"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15"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0]=&quot;&quot;;[.E70]=&quot;&quot;);&quot;&quot;;[.D70]-[.E70])">
            <text:p/>
          </table:table-cell>
          <table:table-cell table:style-name="ce37" table:formula="of:=IF(OR([.H69]=&quot;&quot;;[.E70]=0);&quot;&quot;;ABS([.H69])/[.E70]*100)">
            <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table:table-cell table:style-name="ce30" table:content-validation-name="val2" office:value-type="string" calcext:value-type="string">
            <text:p>Done</text:p>
          </table:table-cell>
          <table:table-cell/>
          <table:table-cell table:style-name="ce37" table:formula="of:=IF(OR([.D71]=&quot;&quot;;[.E71]=&quot;&quot;);&quot;&quot;;[.D71]-[.E71])" office:value-type="float" office:value="-1" calcext:value-type="float">
            <text:p>-1</text:p>
          </table:table-cell>
          <table:table-cell table:style-name="ce37" table:formula="of:=IF(OR([.H70]=&quot;&quot;;[.E71]=0);&quot;&quot;;ABS([.H70])/[.E71]*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Login page</text:p>
          </table:table-cell>
          <table:table-cell table:style-name="Default" office:value-type="string" calcext:value-type="string">
            <text:p>Development</text:p>
          </table:table-cell>
          <table:table-cell table:style-name="Default" office:value-type="string" calcext:value-type="string">
            <text:p>Viswas</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72]=&quot;&quot;;[.E72]=&quot;&quot;);&quot;&quot;;[.D72]-[.E72])">
            <text:p/>
          </table:table-cell>
          <table:table-cell table:style-name="ce37" table:formula="of:=IF(OR([.H71]=&quot;&quot;;[.E72]=0);&quot;&quot;;ABS([.H71])/[.E72]*100)">
            <text:p/>
          </table:table-cell>
          <table:table-cell table:number-columns-repeated="1015"/>
        </table:table-row>
        <table:table-row table:style-name="ro9">
          <table:table-cell table:style-name="ce7" office:value-type="string" calcext:value-type="string">
            <text:p>Week 8 (March 3 – March 9)</text:p>
          </table:table-cell>
          <table:table-cell table:style-name="ce7" table:number-columns-repeated="5"/>
          <table:table-cell/>
          <table:table-cell table:style-name="ce37" table:formula="of:=IF(OR([.D73]=&quot;&quot;;[.E73]=&quot;&quot;);&quot;&quot;;[.D73]-[.E73])" office:value-type="float" office:value="0.5" calcext:value-type="float">
            <text:p>0.5</text:p>
          </table:table-cell>
          <table:table-cell table:style-name="ce37" table:formula="of:=IF(OR([.H72]=&quot;&quot;;[.E73]=0);&quot;&quot;;ABS([.H72])/[.E73]*100)" office:value-type="float" office:value="33.3333333333333" calcext:value-type="float">
            <text:p>33.3333333333333</text:p>
          </table:table-cell>
          <table:table-cell table:number-columns-repeated="1015"/>
        </table:table-row>
        <table:table-row table:style-name="ro9">
          <table:table-cell office:value-type="string" calcext:value-type="string">
            <text:p>Backend for Visualization Tab</text:p>
          </table:table-cell>
          <table:table-cell table:style-name="ce15" table:content-validation-name="val1" office:value-type="string" calcext:value-type="string">
            <text:p>Development</text:p>
          </table:table-cell>
          <table:table-cell office:value-type="string" calcext:value-type="string">
            <text:p>Viswas</text:p>
          </table:table-cell>
          <table:table-cell office:value-type="float" office:value="2" calcext:value-type="float">
            <text:p>2</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74]=&quot;&quot;;[.E74]=&quot;&quot;);&quot;&quot;;[.D74]-[.E74])">
            <text:p/>
          </table:table-cell>
          <table:table-cell table:style-name="ce37" table:formula="of:=IF(OR([.H73]=&quot;&quot;;[.E74]=0);&quot;&quot;;ABS([.H73])/[.E74]*100)">
            <text:p/>
          </table:table-cell>
          <table:table-cell table:number-columns-repeated="1015"/>
        </table:table-row>
        <table:table-row table:style-name="ro9">
          <table:table-cell office:value-type="string" calcext:value-type="string">
            <text:p>Client side view of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30" table:content-validation-name="val2" office:value-type="string" calcext:value-type="string">
            <text:p>Ongoing</text:p>
          </table:table-cell>
          <table:table-cell/>
          <table:table-cell table:style-name="ce37" table:formula="of:=IF(OR([.D75]=&quot;&quot;;[.E75]=&quot;&quot;);&quot;&quot;;[.D75]-[.E75])" office:value-type="float" office:value="0" calcext:value-type="float">
            <text:p>0</text:p>
          </table:table-cell>
          <table:table-cell table:style-name="ce37" table:formula="of:=IF(OR([.H74]=&quot;&quot;;[.E75]=0);&quot;&quot;;ABS([.H74])/[.E75]*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table:number-columns-repeated="2"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76]=&quot;&quot;;[.E76]=&quot;&quot;);&quot;&quot;;[.D76]-[.E76])" office:value-type="float" office:value="0" calcext:value-type="float">
            <text:p>0</text:p>
          </table:table-cell>
          <table:table-cell table:style-name="ce37" table:formula="of:=IF(OR([.H75]=&quot;&quot;;[.E76]=0);&quot;&quot;;ABS([.H75])/[.E76]*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7]=&quot;&quot;;[.E87]=&quot;&quot;);&quot;&quot;;[.D87]-[.E87])" office:value-type="float" office:value="-0.5" calcext:value-type="float">
            <text:p>-0.5</text:p>
          </table:table-cell>
          <table:table-cell table:style-name="ce37" table:formula="of:=IF(OR([.H76]=&quot;&quot;;[.E87]=0);&quot;&quot;;ABS([.H76])/[.E87]*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Integrate visualizations with backend</text:p>
          </table:table-cell>
          <table:table-cell table:style-name="Default" office:value-type="string" calcext:value-type="string">
            <text:p>Development</text:p>
          </table:table-cell>
          <table:table-cell table:style-name="Default" office:value-type="string" calcext:value-type="string">
            <text:p>Nikhil</text:p>
          </table:table-cell>
          <table:table-cell table:number-columns-repeated="2" table:style-name="Default"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8]=&quot;&quot;;[.E78]=&quot;&quot;);&quot;&quot;;[.D78]-[.E78])" office:value-type="float" office:value="-1" calcext:value-type="float">
            <text:p>-1</text:p>
          </table:table-cell>
          <table:table-cell table:style-name="ce37" table:formula="of:=IF(OR([.H77]=&quot;&quot;;[.E78]=0);&quot;&quot;;ABS([.H77])/[.E78]*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85]=&quot;&quot;;[.E85]=&quot;&quot;);&quot;&quot;;[.D85]-[.E85])" office:value-type="float" office:value="0.5" calcext:value-type="float">
            <text:p>0.5</text:p>
          </table:table-cell>
          <table:table-cell table:style-name="ce37" table:formula="of:=IF(OR([.H78]=&quot;&quot;;[.E85]=0);&quot;&quot;;ABS([.H78])/[.E85]*100)" office:value-type="float" office:value="16.6666666666667" calcext:value-type="float">
            <text:p>16.6666666666667</text:p>
          </table:table-cell>
          <table:table-cell table:number-columns-repeated="1015"/>
        </table:table-row>
        <table:table-row table:style-name="ro9">
          <table:table-cell table:style-name="Default" office:value-type="string" calcext:value-type="string">
            <text:p>Improve project gallery</text:p>
          </table:table-cell>
          <table:table-cell table:style-name="Default" office:value-type="string" calcext:value-type="string">
            <text:p>Development</text:p>
          </table:table-cell>
          <table:table-cell table:style-name="Default" office:value-type="string" calcext:value-type="string">
            <text:p>Anvith</text:p>
          </table:table-cell>
          <table:table-cell table:number-columns-repeated="2" table:style-name="Default"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6]=&quot;&quot;;[.E86]=&quot;&quot;);&quot;&quot;;[.D86]-[.E86])" office:value-type="float" office:value="1" calcext:value-type="float">
            <text:p>1</text:p>
          </table:table-cell>
          <table:table-cell table:style-name="ce37" table:formula="of:=IF(OR([.H79]=&quot;&quot;;[.E86]=0);&quot;&quot;;ABS([.H79])/[.E86]*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81]=&quot;&quot;;[.E81]=&quot;&quot;);&quot;&quot;;[.D81]-[.E81])">
            <text:p/>
          </table:table-cell>
          <table:table-cell table:style-name="ce37" table:formula="of:=IF(OR([.H80]=&quot;&quot;;[.E81]=0);&quot;&quot;;ABS([.H80])/[.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1]=&quot;&quot;;[.E82]=0);&quot;&quot;;ABS([.H81])/[.E82]*100)">
            <text:p/>
          </table:table-cell>
          <table:table-cell table:number-columns-repeated="1015"/>
        </table:table-row>
        <table:table-row table:style-name="ro9">
          <table:table-cell table:style-name="ce7" office:value-type="string" calcext:value-type="string">
            <text:p>Week 9 (March 10 – March 16)</text:p>
          </table:table-cell>
          <table:table-cell table:style-name="ce7" table:number-columns-repeated="5"/>
          <table:table-cell/>
          <table:table-cell table:style-name="ce37" table:formula="of:=IF(OR([.D83]=&quot;&quot;;[.E83]=&quot;&quot;);&quot;&quot;;[.D83]-[.E83])" office:value-type="float" office:value="0" calcext:value-type="float">
            <text:p>0</text:p>
          </table:table-cell>
          <table:table-cell table:style-name="ce37" table:formula="of:=IF(OR([.H82]=&quot;&quot;;[.E83]=0);&quot;&quot;;ABS([.H82])/[.E83]*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Gautam, Nikhil, Viswas, 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4]=&quot;&quot;;[.E84]=&quot;&quot;);&quot;&quot;;[.D84]-[.E84])">
            <text:p/>
          </table:table-cell>
          <table:table-cell table:style-name="ce37" table:formula="of:=IF(OR([.H83]=&quot;&quot;;[.E84]=0);&quot;&quot;;ABS([.H83])/[.E84]*100)">
            <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30" table:content-validation-name="val2" office:value-type="string" calcext:value-type="string">
            <text:p>Planned</text:p>
          </table:table-cell>
          <table:table-cell/>
          <table:table-cell table:style-name="ce37" table:formula="of:=IF(OR([.D85]=&quot;&quot;;[.E85]=&quot;&quot;);&quot;&quot;;[.D85]-[.E85])" office:value-type="float" office:value="0.5" calcext:value-type="float">
            <text:p>0.5</text:p>
          </table:table-cell>
          <table:table-cell table:style-name="ce37" table:formula="of:=IF(OR([.H84]=&quot;&quot;;[.E85]=0);&quot;&quot;;ABS([.H84])/[.E85]*100)" office:value-type="float" office:value="16.6666666666667" calcext:value-type="float">
            <text:p>16.6666666666667</text:p>
          </table:table-cell>
          <table:table-cell table:number-columns-repeated="1015"/>
        </table:table-row>
        <table:table-row table:style-name="ro9">
          <table:table-cell office:value-type="string" calcext:value-type="string">
            <text:p>Demo of KPI Update from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3.5" calcext:value-type="float">
            <text:p>3.5</text:p>
          </table:table-cell>
          <table:table-cell office:value-type="float" office:value="3" calcext:value-type="float">
            <text:p>3</text:p>
          </table:table-cell>
          <table:table-cell table:style-name="ce30" table:content-validation-name="val2" office:value-type="string" calcext:value-type="string">
            <text:p>Ongoing</text:p>
          </table:table-cell>
          <table:table-cell/>
          <table:table-cell table:style-name="ce37" table:formula="of:=IF(OR([.D86]=&quot;&quot;;[.E86]=&quot;&quot;);&quot;&quot;;[.D86]-[.E86])" office:value-type="float" office:value="1" calcext:value-type="float">
            <text:p>1</text:p>
          </table:table-cell>
          <table:table-cell table:style-name="ce37" table:formula="of:=IF(OR([.H85]=&quot;&quot;;[.E86]=0);&quot;&quot;;ABS([.H85])/[.E86]*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3" calcext:value-type="float">
            <text:p>3</text:p>
          </table:table-cell>
          <table:table-cell table:style-name="ce30" table:content-validation-name="val2" office:value-type="string" calcext:value-type="string">
            <text:p>Ongoing</text:p>
          </table:table-cell>
          <table:table-cell/>
          <table:table-cell table:style-name="ce37" table:formula="of:=IF(OR([.D87]=&quot;&quot;;[.E87]=&quot;&quot;);&quot;&quot;;[.D87]-[.E87])" office:value-type="float" office:value="-0.5" calcext:value-type="float">
            <text:p>-0.5</text:p>
          </table:table-cell>
          <table:table-cell table:style-name="ce37" table:formula="of:=IF(OR([.H86]=&quot;&quot;;[.E87]=0);&quot;&quot;;ABS([.H86])/[.E87]*100)" office:value-type="float" office:value="33.3333333333333" calcext:value-type="float">
            <text:p>33.3333333333333</text:p>
          </table:table-cell>
          <table:table-cell table:number-columns-repeated="1015"/>
        </table:table-row>
        <table:table-row table:style-name="ro9">
          <table:table-cell office:value-type="string" calcext:value-type="string">
            <text:p>Design document</text:p>
          </table:table-cell>
          <table:table-cell table:style-name="ce15" table:content-validation-name="val1" office:value-type="string" calcext:value-type="string">
            <text:p>Documentation</text:p>
          </table:table-cell>
          <table:table-cell office:value-type="string" calcext:value-type="string">
            <text:p>Gautam, Nikhil, 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88]=&quot;&quot;;[.E88]=&quot;&quot;);&quot;&quot;;[.D88]-[.E88])" office:value-type="float" office:value="0" calcext:value-type="float">
            <text:p>0</text:p>
          </table:table-cell>
          <table:table-cell table:style-name="ce37" table:formula="of:=IF(OR([.H87]=&quot;&quot;;[.E88]=0);&quot;&quot;;ABS([.H87])/[.E88]*100)" office:value-type="float" office:value="0" calcext:value-type="float">
            <text:p>0</text:p>
          </table:table-cell>
          <table:table-cell table:number-columns-repeated="1015"/>
        </table:table-row>
        <table:table-row table:style-name="ro9">
          <table:table-cell office:value-type="string" calcext:value-type="string">
            <text:p>Update/Edit Visualization <text:s/>frontend integartion</text:p>
          </table:table-cell>
          <table:table-cell table:style-name="ce15" table:content-validation-name="val1" office:value-type="string" calcext:value-type="string">
            <text:p>Development</text:p>
          </table:table-cell>
          <table:table-cell office:value-type="string" calcext:value-type="string">
            <text:p>Nikhil </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9]=&quot;&quot;;[.E89]=&quot;&quot;);&quot;&quot;;[.D89]-[.E89])">
            <text:p/>
          </table:table-cell>
          <table:table-cell table:style-name="ce37" table:formula="of:=IF(OR([.H88]=&quot;&quot;;[.E89]=0);&quot;&quot;;ABS([.H88])/[.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89]=&quot;&quot;;[.E90]=0);&quot;&quot;;ABS([.H89])/[.E90]*100)">
            <text:p/>
          </table:table-cell>
          <table:table-cell table:number-columns-repeated="1015"/>
        </table:table-row>
        <table:table-row table:style-name="ro9">
          <table:table-cell table:style-name="ce7" office:value-type="string" calcext:value-type="string">
            <text:p>Week 10 (March 17 – March 23)</text:p>
          </table:table-cell>
          <table:table-cell table:style-name="ce7" table:number-columns-repeated="5"/>
          <table:table-cell/>
          <table:table-cell table:style-name="ce37" table:formula="of:=IF(OR([.D91]=&quot;&quot;;[.E91]=&quot;&quot;);&quot;&quot;;[.D91]-[.E91])" office:value-type="float" office:value="-3" calcext:value-type="float">
            <text:p>-3</text:p>
          </table:table-cell>
          <table:table-cell table:style-name="ce37" table:formula="of:=IF(OR([.H90]=&quot;&quot;;[.E91]=0);&quot;&quot;;ABS([.H90])/[.E91]*100)" office:value-type="float" office:value="75" calcext:value-type="float">
            <text:p>75</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92]=&quot;&quot;;[.E92]=&quot;&quot;);&quot;&quot;;[.D92]-[.E92])" office:value-type="float" office:value="0" calcext:value-type="float">
            <text:p>0</text:p>
          </table:table-cell>
          <table:table-cell table:style-name="ce37" table:formula="of:=IF(OR([.H91]=&quot;&quot;;[.E92]=0);&quot;&quot;;ABS([.H91])/[.E92]*100)" office:value-type="float" office:value="0" calcext:value-type="float">
            <text:p>0</text:p>
          </table:table-cell>
          <table:table-cell table:number-columns-repeated="1015"/>
        </table:table-row>
        <table:table-row table:style-name="ro9">
          <table:table-cell office:value-type="string" calcext:value-type="string">
            <text:p>Demo of KPI Update from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93]=&quot;&quot;;[.E93]=&quot;&quot;);&quot;&quot;;[.D93]-[.E93])" office:value-type="float" office:value="-2" calcext:value-type="float">
            <text:p>-2</text:p>
          </table:table-cell>
          <table:table-cell table:style-name="ce37" table:formula="of:=IF(OR([.H92]=&quot;&quot;;[.E93]=0);&quot;&quot;;ABS([.H92])/[.E93]*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6" calcext:value-type="float">
            <text:p>6</text:p>
          </table:table-cell>
          <table:table-cell table:style-name="ce30" table:content-validation-name="val2" office:value-type="string" calcext:value-type="string">
            <text:p>Done</text:p>
          </table:table-cell>
          <table:table-cell/>
          <table:table-cell table:style-name="ce37" table:formula="of:=IF(OR([.D94]=&quot;&quot;;[.E94]=&quot;&quot;);&quot;&quot;;[.D94]-[.E94])" office:value-type="float" office:value="-1" calcext:value-type="float">
            <text:p>-1</text:p>
          </table:table-cell>
          <table:table-cell table:style-name="ce37" table:formula="of:=IF(OR([.H93]=&quot;&quot;;[.E94]=0);&quot;&quot;;ABS([.H93])/[.E94]*100)" office:value-type="float" office:value="25" calcext:value-type="float">
            <text:p>25</text:p>
          </table:table-cell>
          <table:table-cell table:number-columns-repeated="1015"/>
        </table:table-row>
        <table:table-row table:style-name="ro9">
          <table:table-cell office:value-type="string" calcext:value-type="string">
            <text:p>Integrate timeline and KPI view with backend</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95]=&quot;&quot;;[.E95]=&quot;&quot;);&quot;&quot;;[.D95]-[.E95])" office:value-type="float" office:value="-1" calcext:value-type="float">
            <text:p>-1</text:p>
          </table:table-cell>
          <table:table-cell table:style-name="ce37" table:formula="of:=IF(OR([.H94]=&quot;&quot;;[.E95]=0);&quot;&quot;;ABS([.H94])/[.E95]*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dynamic visualizations linked to KPI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96]=&quot;&quot;;[.E96]=&quot;&quot;);&quot;&quot;;[.D96]-[.E96])">
            <text:p/>
          </table:table-cell>
          <table:table-cell table:style-name="ce37" table:formula="of:=IF(OR([.H95]=&quot;&quot;;[.E96]=0);&quot;&quot;;ABS([.H95])/[.E96]*100)">
            <text:p/>
          </table:table-cell>
          <table:table-cell table:number-columns-repeated="1015"/>
        </table:table-row>
        <table:table-row table:style-name="ro9">
          <table:table-cell office:value-type="string" calcext:value-type="string">
            <text:p>Integrate edit KPI with backend</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30" table:content-validation-name="val2" office:value-type="string" calcext:value-type="string">
            <text:p>Ongoing</text:p>
          </table:table-cell>
          <table:table-cell/>
          <table:table-cell table:style-name="ce37" table:formula="of:=IF(OR([.D97]=&quot;&quot;;[.E97]=&quot;&quot;);&quot;&quot;;[.D97]-[.E97])">
            <text:p/>
          </table:table-cell>
          <table:table-cell table:style-name="ce37" table:formula="of:=IF(OR([.H96]=&quot;&quot;;[.E97]=0);&quot;&quot;;ABS([.H96])/[.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7]=&quot;&quot;;[.E98]=0);&quot;&quot;;ABS([.H97])/[.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8]=&quot;&quot;;[.E99]=0);&quot;&quot;;ABS([.H98])/[.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99]=&quot;&quot;;[.E100]=0);&quot;&quot;;ABS([.H99])/[.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0]=&quot;&quot;;[.E101]=0);&quot;&quot;;ABS([.H100])/[.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1]=&quot;&quot;;[.E102]=0);&quot;&quot;;ABS([.H101])/[.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2]=&quot;&quot;;[.E103]=0);&quot;&quot;;ABS([.H102])/[.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3]=&quot;&quot;;[.E104]=0);&quot;&quot;;ABS([.H103])/[.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4]=&quot;&quot;;[.E105]=0);&quot;&quot;;ABS([.H104])/[.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5]=&quot;&quot;;[.E106]=0);&quot;&quot;;ABS([.H105])/[.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6]=&quot;&quot;;[.E107]=0);&quot;&quot;;ABS([.H106])/[.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7]=&quot;&quot;;[.E108]=0);&quot;&quot;;ABS([.H107])/[.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8]=&quot;&quot;;[.E109]=0);&quot;&quot;;ABS([.H108])/[.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09]=&quot;&quot;;[.E110]=0);&quot;&quot;;ABS([.H109])/[.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0]=&quot;&quot;;[.E111]=0);&quot;&quot;;ABS([.H110])/[.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1]=&quot;&quot;;[.E112]=0);&quot;&quot;;ABS([.H111])/[.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2]=&quot;&quot;;[.E113]=0);&quot;&quot;;ABS([.H112])/[.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3]=&quot;&quot;;[.E114]=0);&quot;&quot;;ABS([.H113])/[.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4]=&quot;&quot;;[.E115]=0);&quot;&quot;;ABS([.H114])/[.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5]=&quot;&quot;;[.E116]=0);&quot;&quot;;ABS([.H115])/[.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6]=&quot;&quot;;[.E117]=0);&quot;&quot;;ABS([.H116])/[.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7]=&quot;&quot;;[.E118]=0);&quot;&quot;;ABS([.H117])/[.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8]=&quot;&quot;;[.E119]=0);&quot;&quot;;ABS([.H118])/[.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19]=&quot;&quot;;[.E120]=0);&quot;&quot;;ABS([.H119])/[.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0]=&quot;&quot;;[.E121]=0);&quot;&quot;;ABS([.H120])/[.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1]=&quot;&quot;;[.E122]=0);&quot;&quot;;ABS([.H121])/[.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2]=&quot;&quot;;[.E123]=0);&quot;&quot;;ABS([.H122])/[.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3]=&quot;&quot;;[.E124]=0);&quot;&quot;;ABS([.H123])/[.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4]=&quot;&quot;;[.E125]=0);&quot;&quot;;ABS([.H124])/[.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5]=&quot;&quot;;[.E126]=0);&quot;&quot;;ABS([.H125])/[.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6]=&quot;&quot;;[.E127]=0);&quot;&quot;;ABS([.H126])/[.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7]=&quot;&quot;;[.E128]=0);&quot;&quot;;ABS([.H127])/[.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8]=&quot;&quot;;[.E129]=0);&quot;&quot;;ABS([.H128])/[.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29]=&quot;&quot;;[.E130]=0);&quot;&quot;;ABS([.H129])/[.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0]=&quot;&quot;;[.E131]=0);&quot;&quot;;ABS([.H130])/[.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1]=&quot;&quot;;[.E132]=0);&quot;&quot;;ABS([.H131])/[.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2]=&quot;&quot;;[.E133]=0);&quot;&quot;;ABS([.H132])/[.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3]=&quot;&quot;;[.E134]=0);&quot;&quot;;ABS([.H133])/[.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4]=&quot;&quot;;[.E135]=0);&quot;&quot;;ABS([.H134])/[.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5]=&quot;&quot;;[.E136]=0);&quot;&quot;;ABS([.H135])/[.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6]=&quot;&quot;;[.E137]=0);&quot;&quot;;ABS([.H136])/[.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7]=&quot;&quot;;[.E138]=0);&quot;&quot;;ABS([.H137])/[.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8]=&quot;&quot;;[.E139]=0);&quot;&quot;;ABS([.H138])/[.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39]=&quot;&quot;;[.E140]=0);&quot;&quot;;ABS([.H139])/[.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0]=&quot;&quot;;[.E141]=0);&quot;&quot;;ABS([.H140])/[.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1]=&quot;&quot;;[.E142]=0);&quot;&quot;;ABS([.H141])/[.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2]=&quot;&quot;;[.E143]=0);&quot;&quot;;ABS([.H142])/[.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3]=&quot;&quot;;[.E144]=0);&quot;&quot;;ABS([.H143])/[.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4]=&quot;&quot;;[.E145]=0);&quot;&quot;;ABS([.H144])/[.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5]=&quot;&quot;;[.E146]=0);&quot;&quot;;ABS([.H145])/[.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6]=&quot;&quot;;[.E147]=0);&quot;&quot;;ABS([.H146])/[.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7]=&quot;&quot;;[.E148]=0);&quot;&quot;;ABS([.H147])/[.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8]=&quot;&quot;;[.E149]=0);&quot;&quot;;ABS([.H148])/[.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49]=&quot;&quot;;[.E150]=0);&quot;&quot;;ABS([.H149])/[.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0]=&quot;&quot;;[.E151]=0);&quot;&quot;;ABS([.H150])/[.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1]=&quot;&quot;;[.E152]=0);&quot;&quot;;ABS([.H151])/[.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2]=&quot;&quot;;[.E153]=0);&quot;&quot;;ABS([.H152])/[.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3]=&quot;&quot;;[.E154]=0);&quot;&quot;;ABS([.H153])/[.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4]=&quot;&quot;;[.E155]=0);&quot;&quot;;ABS([.H154])/[.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5]=&quot;&quot;;[.E156]=0);&quot;&quot;;ABS([.H155])/[.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6]=&quot;&quot;;[.E157]=0);&quot;&quot;;ABS([.H156])/[.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7]=&quot;&quot;;[.E158]=0);&quot;&quot;;ABS([.H157])/[.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8]=&quot;&quot;;[.E159]=0);&quot;&quot;;ABS([.H158])/[.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59]=&quot;&quot;;[.E160]=0);&quot;&quot;;ABS([.H159])/[.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0]=&quot;&quot;;[.E161]=0);&quot;&quot;;ABS([.H160])/[.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1]=&quot;&quot;;[.E162]=0);&quot;&quot;;ABS([.H161])/[.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2]=&quot;&quot;;[.E163]=0);&quot;&quot;;ABS([.H162])/[.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3]=&quot;&quot;;[.E164]=0);&quot;&quot;;ABS([.H163])/[.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4]=&quot;&quot;;[.E165]=0);&quot;&quot;;ABS([.H164])/[.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5]=&quot;&quot;;[.E166]=0);&quot;&quot;;ABS([.H165])/[.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6]=&quot;&quot;;[.E167]=0);&quot;&quot;;ABS([.H166])/[.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7]=&quot;&quot;;[.E168]=0);&quot;&quot;;ABS([.H167])/[.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8]=&quot;&quot;;[.E169]=0);&quot;&quot;;ABS([.H168])/[.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69]=&quot;&quot;;[.E170]=0);&quot;&quot;;ABS([.H169])/[.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0]=&quot;&quot;;[.E171]=0);&quot;&quot;;ABS([.H170])/[.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1]=&quot;&quot;;[.E172]=0);&quot;&quot;;ABS([.H171])/[.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2]=&quot;&quot;;[.E173]=0);&quot;&quot;;ABS([.H172])/[.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3]=&quot;&quot;;[.E174]=0);&quot;&quot;;ABS([.H173])/[.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4]=&quot;&quot;;[.E175]=0);&quot;&quot;;ABS([.H174])/[.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5]=&quot;&quot;;[.E176]=0);&quot;&quot;;ABS([.H175])/[.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6]=&quot;&quot;;[.E177]=0);&quot;&quot;;ABS([.H176])/[.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7]=&quot;&quot;;[.E178]=0);&quot;&quot;;ABS([.H177])/[.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8]=&quot;&quot;;[.E179]=0);&quot;&quot;;ABS([.H178])/[.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79]=&quot;&quot;;[.E180]=0);&quot;&quot;;ABS([.H179])/[.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0]=&quot;&quot;;[.E181]=0);&quot;&quot;;ABS([.H180])/[.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1]=&quot;&quot;;[.E182]=0);&quot;&quot;;ABS([.H181])/[.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2]=&quot;&quot;;[.E183]=0);&quot;&quot;;ABS([.H182])/[.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3]=&quot;&quot;;[.E184]=0);&quot;&quot;;ABS([.H183])/[.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4]=&quot;&quot;;[.E185]=0);&quot;&quot;;ABS([.H184])/[.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5]=&quot;&quot;;[.E186]=0);&quot;&quot;;ABS([.H185])/[.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6]=&quot;&quot;;[.E187]=0);&quot;&quot;;ABS([.H186])/[.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7]=&quot;&quot;;[.E188]=0);&quot;&quot;;ABS([.H187])/[.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8]=&quot;&quot;;[.E189]=0);&quot;&quot;;ABS([.H188])/[.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89]=&quot;&quot;;[.E190]=0);&quot;&quot;;ABS([.H189])/[.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0]=&quot;&quot;;[.E191]=0);&quot;&quot;;ABS([.H190])/[.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1]=&quot;&quot;;[.E192]=0);&quot;&quot;;ABS([.H191])/[.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2]=&quot;&quot;;[.E193]=0);&quot;&quot;;ABS([.H192])/[.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3]=&quot;&quot;;[.E194]=0);&quot;&quot;;ABS([.H193])/[.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4]=&quot;&quot;;[.E195]=0);&quot;&quot;;ABS([.H194])/[.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5]=&quot;&quot;;[.E196]=0);&quot;&quot;;ABS([.H195])/[.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6]=&quot;&quot;;[.E197]=0);&quot;&quot;;ABS([.H196])/[.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7]=&quot;&quot;;[.E198]=0);&quot;&quot;;ABS([.H197])/[.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8]=&quot;&quot;;[.E199]=0);&quot;&quot;;ABS([.H198])/[.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199]=&quot;&quot;;[.E200]=0);&quot;&quot;;ABS([.H199])/[.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0]=&quot;&quot;;[.E201]=0);&quot;&quot;;ABS([.H200])/[.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1]=&quot;&quot;;[.E202]=0);&quot;&quot;;ABS([.H201])/[.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2]=&quot;&quot;;[.E203]=0);&quot;&quot;;ABS([.H202])/[.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3]=&quot;&quot;;[.E204]=0);&quot;&quot;;ABS([.H203])/[.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4]=&quot;&quot;;[.E205]=0);&quot;&quot;;ABS([.H204])/[.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5]=&quot;&quot;;[.E206]=0);&quot;&quot;;ABS([.H205])/[.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6]=&quot;&quot;;[.E207]=0);&quot;&quot;;ABS([.H206])/[.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7]=&quot;&quot;;[.E208]=0);&quot;&quot;;ABS([.H207])/[.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8]=&quot;&quot;;[.E209]=0);&quot;&quot;;ABS([.H208])/[.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09]=&quot;&quot;;[.E210]=0);&quot;&quot;;ABS([.H209])/[.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0]=&quot;&quot;;[.E211]=0);&quot;&quot;;ABS([.H210])/[.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1]=&quot;&quot;;[.E212]=0);&quot;&quot;;ABS([.H211])/[.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2]=&quot;&quot;;[.E213]=0);&quot;&quot;;ABS([.H212])/[.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3]=&quot;&quot;;[.E214]=0);&quot;&quot;;ABS([.H213])/[.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4]=&quot;&quot;;[.E215]=0);&quot;&quot;;ABS([.H214])/[.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5]=&quot;&quot;;[.E216]=0);&quot;&quot;;ABS([.H215])/[.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6]=&quot;&quot;;[.E217]=0);&quot;&quot;;ABS([.H216])/[.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7]=&quot;&quot;;[.E218]=0);&quot;&quot;;ABS([.H217])/[.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8]=&quot;&quot;;[.E219]=0);&quot;&quot;;ABS([.H218])/[.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19]=&quot;&quot;;[.E220]=0);&quot;&quot;;ABS([.H219])/[.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0]=&quot;&quot;;[.E221]=0);&quot;&quot;;ABS([.H220])/[.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1]=&quot;&quot;;[.E222]=0);&quot;&quot;;ABS([.H221])/[.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2]=&quot;&quot;;[.E223]=0);&quot;&quot;;ABS([.H222])/[.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3]=&quot;&quot;;[.E224]=0);&quot;&quot;;ABS([.H223])/[.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4]=&quot;&quot;;[.E225]=0);&quot;&quot;;ABS([.H224])/[.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5]=&quot;&quot;;[.E226]=0);&quot;&quot;;ABS([.H225])/[.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6]=&quot;&quot;;[.E227]=0);&quot;&quot;;ABS([.H226])/[.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8]=&quot;&quot;;[.E228]=&quot;&quot;);&quot;&quot;;[.D228]-[.E228])">
            <text:p/>
          </table:table-cell>
          <table:table-cell table:style-name="ce37" table:formula="of:=IF(OR([.H227]=&quot;&quot;;[.E228]=0);&quot;&quot;;ABS([.H227])/[.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9]=&quot;&quot;;[.E229]=&quot;&quot;);&quot;&quot;;[.D229]-[.E229])">
            <text:p/>
          </table:table-cell>
          <table:table-cell table:style-name="ce37" table:formula="of:=IF(OR([.H228]=&quot;&quot;;[.E229]=0);&quot;&quot;;ABS([.H228])/[.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30]=0);&quot;&quot;;ABS([.H229])/[.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1]=0);&quot;&quot;;ABS([.H230])/[.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2]=0);&quot;&quot;;ABS([.H231])/[.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3]=0);&quot;&quot;;ABS([.H232])/[.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4]=0);&quot;&quot;;ABS([.H233])/[.E2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5]=0);&quot;&quot;;ABS([.H234])/[.E2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5]=&quot;&quot;;[.E236]=0);&quot;&quot;;ABS([.H235])/[.E236]*100)">
            <text:p/>
          </table:table-cell>
          <table:table-cell table:number-columns-repeated="1015"/>
        </table:table-row>
        <table:table-row table:style-name="ro9" table:number-rows-repeated="1001">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59">
          <table:table-cell table:number-columns-repeated="1024"/>
        </table:table-row>
        <table:table-row table:style-name="ro9">
          <table:table-cell table:number-columns-repeated="1024"/>
        </table:table-row>
        <calcext:conditional-formats>
          <calcext:conditional-format calcext:target-range-address="Status.F33:Status.F34 Status.F29:Status.F31 Status.F5:Status.F27 Status.F36:Status.F46 Status.F54:Status.F55 Status.F48:Status.F52 Status.F58:Status.F64 Status.F81:Status.F81 Status.F73:Status.F79 Status.F66:Status.F71 Status.F83:Status.F89 Status.F91:Status.F65516">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1" fo:font-family="Arial" fo:font-size="10pt" style:font-name-asian="Noto Sans CJK SC" style:font-family-asian="'Noto Sans CJK SC'" style:font-family-generic-asian="system" style:font-pitch-asian="variable" style:font-size-asian="10pt" style:font-name-complex="Arial1" style:font-family-complex="Arial" style:font-size-complex="10pt"/>
    </style:style>
    <number:number-style style:name="N0">
      <number:number number:min-integer-digits="1"/>
    </number:number-style>
    <number:number-style style:name="N129">
      <number:scientific-number number:decimal-places="1" number:min-decimal-places="1" number:min-integer-digits="1" number:min-exponent-digits="1" number:exponent-interval="3" number:forced-exponent-sign="true"/>
    </number:number-style>
    <number:time-style style:name="N130">
      <number:minutes number:style="long"/>
      <number:text>:</number:text>
      <number:seconds number:style="long" number:decimal-places="1"/>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ime-style>
    <number:currency-style style:name="N10130P0" style:volatile="true" number:language="en" number:country="US">
      <number:currency-symbol/>
      <number:number number:decimal-places="2" number:min-decimal-places="2" number:min-integer-digits="1" number:grouping="true"/>
      <number:text> _)</number:text>
    </number:currency-style>
    <number:currency-style style:name="N10130"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decimal-places="2" number:min-integer-digits="1" number:grouping="true"/>
      <number:text> _)</number:text>
    </number:currency-style>
    <number:currency-style style:name="N10131" number:language="en" number:country="US">
      <number:text>(</number:text>
      <number:currency-symbol/>
      <number:number number:decimal-places="2" number:min-decimal-places="2" number:min-integer-digits="1" number:grouping="true"/>
      <number:text>)</number:text>
      <style:map style:condition="value()&gt;=0" style:apply-style-name="N10131P0"/>
    </number:currency-style>
    <number:date-style style:name="N10132" number:language="en" number:country="US">
      <number:month/>
      <number:text>/</number:text>
      <number:day/>
      <number:text>/</number:text>
      <number:year number:style="long"/>
    </number:date-style>
    <number:date-style style:name="N10133" number:language="en" number:country="US">
      <number:day/>
      <number:text>-</number:text>
      <number:month number:textual="true"/>
      <number:text>-</number:text>
      <number:year/>
    </number:date-style>
    <number:currency-style style:name="N10135P0" style:volatile="true" number:language="en" number:country="US">
      <number:currency-symbol/>
      <number:number number:decimal-places="0" number:min-decimal-places="0" number:min-integer-digits="1" number:grouping="true"/>
      <number:text> _)</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date-style style:name="N10136" number:language="en" number:country="US">
      <number:day/>
      <number:text>-</number:text>
      <number:month number:textual="true"/>
    </number:date-style>
    <number:currency-style style:name="N10137P0" style:volatile="true" number:language="en" number:country="US">
      <number:currency-symbol/>
      <number:number number:decimal-places="0" number:min-decimal-places="0" number:min-integer-digits="1" number:grouping="true"/>
      <number:text> _)</number:text>
    </number:currency-style>
    <number:currency-style style:name="N1013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7P0"/>
    </number:currency-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style:style style:name="Default" style:family="table-cell">
      <style:table-cell-properties fo:padding="0.028in" style:rotation-align="none"/>
      <style:text-properties style:use-window-font-color="true"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5in" fo:page-height="11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9">00/00/0000</text:date>, <text:time style:data-style-name="N2" text:time-value="23:38:46.62706905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9">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9">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9">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3-19T23:39:11.224600778</dc:date>
    <meta:print-date>2003-11-22T00:06:36</meta:print-date>
    <meta:editing-cycles>35</meta:editing-cycles>
    <meta:editing-duration>P4DT14H33M17S</meta:editing-duration>
    <meta:generator>LibreOffice/24.2.7.2$Linux_X86_64 LibreOffice_project/420$Build-2</meta:generator>
    <meta:document-statistic meta:table-count="2" meta:cell-count="891" meta:object-count="0"/>
  </office:meta>
</office:document-meta>
</file>